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7.8335in" svg:y="0.1961in">
            <draw:object draw:notify-on-update-of-ranges="Sheet1.A2:Sheet1.A19 Sheet1.B2:Sheet1.B1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7.7906in" svg:y="3.898in">
            <draw:object draw:notify-on-update-of-ranges="Sheet1.A21:Sheet1.A38 Sheet1.B21:Sheet1.B3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7.7681in" svg:y="7.5539in">
            <draw:object draw:notify-on-update-of-ranges="Sheet1.A40:Sheet1.A57 Sheet1.B40:Sheet1.B5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9.7071in" svg:height="3.5449in" svg:x="0.2819in" svg:y="11.5449in">
            <draw:object draw:notify-on-update-of-ranges="Sheet1.A1:Sheet1.A1 Sheet1.A2:Sheet1.A19 Sheet1.B1:Sheet1.B1 Sheet1.B2:Sheet1.B19 Sheet1.C1:Sheet1.C1 Sheet1.C2:Sheet1.C19 Sheet1.D1:Sheet1.D1 Sheet1.D2:Sheet1.D1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Alg 1</text:p>
          </table:table-cell>
          <table:table-cell office:value-type="string" calcext:value-type="string">
            <text:p>Alg 2</text:p>
          </table:table-cell>
          <table:table-cell office:value-type="string" calcext:value-type="string">
            <text:p>Alg 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381.2" calcext:value-type="float">
            <text:p>4381.2</text:p>
          </table:table-cell>
          <table:table-cell office:value-type="float" office:value="578.1" calcext:value-type="float">
            <text:p>578.1</text:p>
          </table:table-cell>
          <table:table-cell office:value-type="float" office:value="297.7" calcext:value-type="float">
            <text:p>297.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5846" calcext:value-type="float">
            <text:p>25846</text:p>
          </table:table-cell>
          <table:table-cell office:value-type="float" office:value="2171.2" calcext:value-type="float">
            <text:p>2171.2</text:p>
          </table:table-cell>
          <table:table-cell office:value-type="float" office:value="605.9" calcext:value-type="float">
            <text:p>605.9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7077.4" calcext:value-type="float">
            <text:p>77077.4</text:p>
          </table:table-cell>
          <table:table-cell office:value-type="float" office:value="4809" calcext:value-type="float">
            <text:p>4809</text:p>
          </table:table-cell>
          <table:table-cell office:value-type="float" office:value="939" calcext:value-type="float">
            <text:p>939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68979.8" calcext:value-type="float">
            <text:p>168979.8</text:p>
          </table:table-cell>
          <table:table-cell office:value-type="float" office:value="8679.8" calcext:value-type="float">
            <text:p>8679.8</text:p>
          </table:table-cell>
          <table:table-cell office:value-type="float" office:value="1278.6" calcext:value-type="float">
            <text:p>1278.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16515.7" calcext:value-type="float">
            <text:p>316515.7</text:p>
          </table:table-cell>
          <table:table-cell office:value-type="float" office:value="13621.6" calcext:value-type="float">
            <text:p>13621.6</text:p>
          </table:table-cell>
          <table:table-cell office:value-type="float" office:value="1621.9" calcext:value-type="float">
            <text:p>1621.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29024.7" calcext:value-type="float">
            <text:p>529024.7</text:p>
          </table:table-cell>
          <table:table-cell office:value-type="float" office:value="19502.3" calcext:value-type="float">
            <text:p>19502.3</text:p>
          </table:table-cell>
          <table:table-cell office:value-type="float" office:value="1971.1" calcext:value-type="float">
            <text:p>1971.1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818525.6" calcext:value-type="float">
            <text:p>818525.6</text:p>
          </table:table-cell>
          <table:table-cell office:value-type="float" office:value="26344" calcext:value-type="float">
            <text:p>26344</text:p>
          </table:table-cell>
          <table:table-cell office:value-type="float" office:value="2313.6" calcext:value-type="float">
            <text:p>2313.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07576.4" calcext:value-type="float">
            <text:p>207576.4</text:p>
          </table:table-cell>
          <table:table-cell office:value-type="float" office:value="34577.8" calcext:value-type="float">
            <text:p>34577.8</text:p>
          </table:table-cell>
          <table:table-cell office:value-type="float" office:value="2669.5" calcext:value-type="float">
            <text:p>2669.5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689885.4" calcext:value-type="float">
            <text:p>689885.4</text:p>
          </table:table-cell>
          <table:table-cell office:value-type="float" office:value="43979" calcext:value-type="float">
            <text:p>43979</text:p>
          </table:table-cell>
          <table:table-cell office:value-type="float" office:value="3026" calcext:value-type="float">
            <text:p>302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6014.9" calcext:value-type="float">
            <text:p>306014.9</text:p>
          </table:table-cell>
          <table:table-cell office:value-type="float" office:value="54099.3" calcext:value-type="float">
            <text:p>54099.3</text:p>
          </table:table-cell>
          <table:table-cell office:value-type="float" office:value="3362.8" calcext:value-type="float">
            <text:p>3362.8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98324.2" calcext:value-type="float">
            <text:p>298324.2</text:p>
          </table:table-cell>
          <table:table-cell office:value-type="float" office:value="216514.9" calcext:value-type="float">
            <text:p>216514.9</text:p>
          </table:table-cell>
          <table:table-cell office:value-type="float" office:value="7006.1" calcext:value-type="float">
            <text:p>7006.1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507884.4" calcext:value-type="float">
            <text:p>507884.4</text:p>
          </table:table-cell>
          <table:table-cell office:value-type="float" office:value="487800.7" calcext:value-type="float">
            <text:p>487800.7</text:p>
          </table:table-cell>
          <table:table-cell office:value-type="float" office:value="10711.1" calcext:value-type="float">
            <text:p>10711.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594949.8" calcext:value-type="float">
            <text:p>594949.8</text:p>
          </table:table-cell>
          <table:table-cell office:value-type="float" office:value="863355.1" calcext:value-type="float">
            <text:p>863355.1</text:p>
          </table:table-cell>
          <table:table-cell office:value-type="float" office:value="14470.3" calcext:value-type="float">
            <text:p>14470.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642895.7" calcext:value-type="float">
            <text:p>642895.7</text:p>
          </table:table-cell>
          <table:table-cell office:value-type="float" office:value="368598.4" calcext:value-type="float">
            <text:p>368598.4</text:p>
          </table:table-cell>
          <table:table-cell office:value-type="float" office:value="18148.4" calcext:value-type="float">
            <text:p>18148.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26445.7" calcext:value-type="float">
            <text:p>626445.7</text:p>
          </table:table-cell>
          <table:table-cell office:value-type="float" office:value="581644.8" calcext:value-type="float">
            <text:p>581644.8</text:p>
          </table:table-cell>
          <table:table-cell office:value-type="float" office:value="22018.3" calcext:value-type="float">
            <text:p>22018.3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463164.1" calcext:value-type="float">
            <text:p>463164.1</text:p>
          </table:table-cell>
          <table:table-cell office:value-type="float" office:value="553150.9" calcext:value-type="float">
            <text:p>553150.9</text:p>
          </table:table-cell>
          <table:table-cell office:value-type="float" office:value="25806" calcext:value-type="float">
            <text:p>25806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93640.9" calcext:value-type="float">
            <text:p>493640.9</text:p>
          </table:table-cell>
          <table:table-cell office:value-type="float" office:value="473517.9" calcext:value-type="float">
            <text:p>473517.9</text:p>
          </table:table-cell>
          <table:table-cell office:value-type="float" office:value="29731.5" calcext:value-type="float">
            <text:p>29731.5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10378" calcext:value-type="float">
            <text:p>510378</text:p>
          </table:table-cell>
          <table:table-cell office:value-type="float" office:value="523590.8" calcext:value-type="float">
            <text:p>523590.8</text:p>
          </table:table-cell>
          <table:table-cell office:value-type="float" office:value="33861.6" calcext:value-type="float">
            <text:p>33861.6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78.1" calcext:value-type="float">
            <text:p>578.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171.2" calcext:value-type="float">
            <text:p>2171.2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809" calcext:value-type="float">
            <text:p>480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8679.8" calcext:value-type="float">
            <text:p>8679.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3621.6" calcext:value-type="float">
            <text:p>13621.6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502.3" calcext:value-type="float">
            <text:p>19502.3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6344" calcext:value-type="float">
            <text:p>26344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4577.8" calcext:value-type="float">
            <text:p>34577.8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3979" calcext:value-type="float">
            <text:p>43979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4099.3" calcext:value-type="float">
            <text:p>54099.3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6514.9" calcext:value-type="float">
            <text:p>216514.9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487800.7" calcext:value-type="float">
            <text:p>487800.7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863355.1" calcext:value-type="float">
            <text:p>863355.1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368598.4" calcext:value-type="float">
            <text:p>368598.4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581644.8" calcext:value-type="float">
            <text:p>581644.8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553150.9" calcext:value-type="float">
            <text:p>553150.9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473517.9" calcext:value-type="float">
            <text:p>473517.9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523590.8" calcext:value-type="float">
            <text:p>523590.8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7.7" calcext:value-type="float">
            <text:p>297.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05.9" calcext:value-type="float">
            <text:p>605.9</text:p>
          </table:table-cell>
          <table:table-cell table:number-columns-repeated="2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278.6" calcext:value-type="float">
            <text:p>1278.6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621.9" calcext:value-type="float">
            <text:p>1621.9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971.1" calcext:value-type="float">
            <text:p>1971.1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313.6" calcext:value-type="float">
            <text:p>2313.6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669.5" calcext:value-type="float">
            <text:p>2669.5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3026" calcext:value-type="float">
            <text:p>3026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362.8" calcext:value-type="float">
            <text:p>3362.8</text:p>
          </table:table-cell>
          <table:table-cell table:number-columns-repeated="2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7006.1" calcext:value-type="float">
            <text:p>7006.1</text:p>
          </table:table-cell>
          <table:table-cell table:number-columns-repeated="2"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0711.1" calcext:value-type="float">
            <text:p>10711.1</text:p>
          </table:table-cell>
          <table:table-cell table:number-columns-repeated="2"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4470.3" calcext:value-type="float">
            <text:p>14470.3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8148.4" calcext:value-type="float">
            <text:p>18148.4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22018.3" calcext:value-type="float">
            <text:p>22018.3</text:p>
          </table:table-cell>
          <table:table-cell table:number-columns-repeated="2"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25806" calcext:value-type="float">
            <text:p>25806</text:p>
          </table:table-cell>
          <table:table-cell table:number-columns-repeated="2"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9731.5" calcext:value-type="float">
            <text:p>29731.5</text:p>
          </table:table-cell>
          <table:table-cell table:number-columns-repeated="2"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33861.6" calcext:value-type="float">
            <text:p>33861.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yon </meta:initial-creator>
    <meta:creation-date>2015-02-02T23:06:58.439447328</meta:creation-date>
    <dc:date>2015-02-03T19:55:20.475123930</dc:date>
    <dc:creator>bryon </dc:creator>
    <meta:editing-duration>PT19H32M19S</meta:editing-duration>
    <meta:editing-cycles>2</meta:editing-cycles>
    <meta:generator>LibreOffice/4.2.7.2$Linux_X86_64 LibreOffice_project/420m0$Build-2</meta:generator>
    <meta:document-statistic meta:table-count="1" meta:cell-count="147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92cm" svg:y="0.316cm" chart:style-name="ch2">
          <text:p>Algorithm 1</text:p>
        </chart:title>
        <chart:subtitle svg:x="6.832cm" svg:y="1.301cm" chart:style-name="ch3">
          <text:p>Enumeration</text:p>
        </chart:subtitle>
        <chart:plot-area chart:style-name="ch4" table:cell-range-address="Sheet1.A2:Sheet1.B19" svg:x="1.331cm" svg:y="2.19cm" svg:width="14.349cm" svg:height="5.649cm">
          <chartooo:coordinate-region svg:x="2.693cm" svg:y="2.389cm" svg:width="12.522cm" svg:height="4.803cm"/>
          <chart:axis chart:dimension="x" chart:name="primary-x" chart:style-name="ch5">
            <chart:title svg:x="6.358cm" svg:y="8.019cm" chart:style-name="ch6">
              <text:p>Number of relements in array</text:p>
            </chart:title>
          </chart:axis>
          <chart:axis chart:dimension="y" chart:name="primary-y" chart:style-name="ch7">
            <chart:title svg:x="0.451cm" svg:y="6.738cm" chart:style-name="ch8">
              <text:p>Time (in microseconds)</text:p>
            </chart:title>
            <chart:grid chart:style-name="ch9" chart:class="major"/>
          </chart:axis>
          <chart:series chart:style-name="ch10" chart:values-cell-range-address="Sheet1.B2:Sheet1.B19" chart:class="chart:scatter">
            <chart:domain table:cell-range-address="Sheet1.A2:Sheet1.A19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2:Sheet1.A19</svg:desc>
                </draw:g>
              </table:table-cell>
              <table:table-cell office:value-type="float" office:value="4381.2">
                <text:p>4381.2</text:p>
                <draw:g>
                  <svg:desc>Sheet1.B2:Sheet1.B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25846">
                <text:p>25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77077.4">
                <text:p>77077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168979.8">
                <text:p>168979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316515.7">
                <text:p>316515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">
                <text:p>600</text:p>
              </table:table-cell>
              <table:table-cell office:value-type="float" office:value="529024.7">
                <text:p>529024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">
                <text:p>700</text:p>
              </table:table-cell>
              <table:table-cell office:value-type="float" office:value="818525.6">
                <text:p>818525.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">
                <text:p>800</text:p>
              </table:table-cell>
              <table:table-cell office:value-type="float" office:value="207576.4">
                <text:p>207576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">
                <text:p>900</text:p>
              </table:table-cell>
              <table:table-cell office:value-type="float" office:value="689885.4">
                <text:p>689885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">
                <text:p>1000</text:p>
              </table:table-cell>
              <table:table-cell office:value-type="float" office:value="306014.9">
                <text:p>306014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0">
                <text:p>2000</text:p>
              </table:table-cell>
              <table:table-cell office:value-type="float" office:value="298324.2">
                <text:p>298324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00">
                <text:p>3000</text:p>
              </table:table-cell>
              <table:table-cell office:value-type="float" office:value="507884.4">
                <text:p>507884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0">
                <text:p>4000</text:p>
              </table:table-cell>
              <table:table-cell office:value-type="float" office:value="594949.8">
                <text:p>59494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00">
                <text:p>5000</text:p>
              </table:table-cell>
              <table:table-cell office:value-type="float" office:value="642895.7">
                <text:p>642895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000">
                <text:p>6000</text:p>
              </table:table-cell>
              <table:table-cell office:value-type="float" office:value="626445.7">
                <text:p>626445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000">
                <text:p>7000</text:p>
              </table:table-cell>
              <table:table-cell office:value-type="float" office:value="463164.1">
                <text:p>463164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00">
                <text:p>8000</text:p>
              </table:table-cell>
              <table:table-cell office:value-type="float" office:value="493640.9">
                <text:p>493640.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00">
                <text:p>9000</text:p>
              </table:table-cell>
              <table:table-cell office:value-type="float" office:value="510378">
                <text:p>5103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92cm" svg:y="0.316cm" chart:style-name="ch2">
          <text:p>Algorithm 2</text:p>
        </chart:title>
        <chart:subtitle svg:x="6.263cm" svg:y="1.301cm" chart:style-name="ch3">
          <text:p>Better Enumeration</text:p>
        </chart:subtitle>
        <chart:plot-area chart:style-name="ch4" table:cell-range-address="Sheet1.A21:Sheet1.B38" chart:data-source-has-labels="column" svg:x="1.331cm" svg:y="2.19cm" svg:width="14.349cm" svg:height="5.649cm">
          <chartooo:coordinate-region svg:x="2.878cm" svg:y="2.389cm" svg:width="12.337cm" svg:height="4.803cm"/>
          <chart:axis chart:dimension="x" chart:name="primary-x" chart:style-name="ch5" chartooo:axis-type="auto">
            <chart:title svg:x="6.41cm" svg:y="8.019cm" chart:style-name="ch6">
              <text:p>Number of elements in array</text:p>
            </chart:title>
            <chart:categories table:cell-range-address="Sheet1.A21:Sheet1.A38"/>
          </chart:axis>
          <chart:axis chart:dimension="y" chart:name="primary-y" chart:style-name="ch5">
            <chart:title svg:x="0.451cm" svg:y="6.738cm" chart:style-name="ch7">
              <text:p>Time (in microseconds)</text:p>
            </chart:title>
            <chart:grid chart:style-name="ch8" chart:class="major"/>
          </chart:axis>
          <chart:series chart:style-name="ch9" chart:values-cell-range-address="Sheet1.B21:Sheet1.B38" chart:class="chart:scatter">
            <chart:domain table:cell-range-address="Sheet1.A21:Sheet1.A38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1:Sheet1.A38</svg:desc>
                </draw:g>
              </table:table-cell>
              <table:table-cell office:value-type="float" office:value="578.1">
                <text:p>578.1</text:p>
                <draw:g>
                  <svg:desc>Sheet1.B21:Sheet1.B38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71.2">
                <text:p>2171.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4809">
                <text:p>480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8679.8">
                <text:p>8679.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3621.6">
                <text:p>13621.6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9502.3">
                <text:p>19502.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6344">
                <text:p>26344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34577.8">
                <text:p>34577.8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43979">
                <text:p>43979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54099.3">
                <text:p>54099.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16514.9">
                <text:p>216514.9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487800.7">
                <text:p>487800.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863355.1">
                <text:p>863355.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68598.4">
                <text:p>368598.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581644.8">
                <text:p>581644.8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553150.9">
                <text:p>553150.9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73517.9">
                <text:p>473517.9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523590.8">
                <text:p>523590.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792cm" svg:y="0.316cm" chart:style-name="ch2">
          <text:p>Algorithm 3</text:p>
        </chart:title>
        <chart:subtitle svg:x="6.408cm" svg:y="1.301cm" chart:style-name="ch3">
          <text:p>Divide &amp; Conquer</text:p>
        </chart:subtitle>
        <chart:plot-area chart:style-name="ch4" table:cell-range-address="Sheet1.A40:Sheet1.B57" chart:data-source-has-labels="column" svg:x="1.331cm" svg:y="2.19cm" svg:width="14.349cm" svg:height="5.649cm">
          <chartooo:coordinate-region svg:x="2.508cm" svg:y="2.389cm" svg:width="12.707cm" svg:height="4.803cm"/>
          <chart:axis chart:dimension="x" chart:name="primary-x" chart:style-name="ch5" chartooo:axis-type="auto">
            <chart:title svg:x="6.41cm" svg:y="8.019cm" chart:style-name="ch6">
              <text:p>Number of elements in array</text:p>
            </chart:title>
            <chart:categories table:cell-range-address="Sheet1.A40:Sheet1.A57"/>
          </chart:axis>
          <chart:axis chart:dimension="y" chart:name="primary-y" chart:style-name="ch5">
            <chart:title svg:x="0.451cm" svg:y="6.738cm" chart:style-name="ch7">
              <text:p>Time (in microseconds)</text:p>
            </chart:title>
            <chart:grid chart:style-name="ch8" chart:class="major"/>
          </chart:axis>
          <chart:series chart:style-name="ch9" chart:values-cell-range-address="Sheet1.B40:Sheet1.B57" chart:class="chart:scatter">
            <chart:domain table:cell-range-address="Sheet1.A40:Sheet1.A57"/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40:Sheet1.A57</svg:desc>
                </draw:g>
              </table:table-cell>
              <table:table-cell office:value-type="float" office:value="297.7">
                <text:p>297.7</text:p>
                <draw:g>
                  <svg:desc>Sheet1.B40:Sheet1.B57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605.9">
                <text:p>605.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278.6">
                <text:p>1278.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621.9">
                <text:p>1621.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1971.1">
                <text:p>1971.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2313.6">
                <text:p>2313.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669.5">
                <text:p>2669.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362.8">
                <text:p>3362.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7006.1">
                <text:p>7006.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0711.1">
                <text:p>10711.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14470.3">
                <text:p>14470.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8148.4">
                <text:p>18148.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22018.3">
                <text:p>22018.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25806">
                <text:p>2580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29731.5">
                <text:p>29731.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33861.6">
                <text:p>33861.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50.057cm" svg:height="9.005cm" xlink:href=".." xlink:type="simple" chart:class="chart:scatter" chart:style-name="ch1">
        <chart:title svg:x="22.392cm" svg:y="0.316cm" chart:style-name="ch2">
          <text:p>Comparison of Algorithms</text:p>
        </chart:title>
        <chart:legend chart:legend-position="end" svg:x="47.919cm" svg:y="3.705cm" style:legend-expansion="high" chart:style-name="ch3"/>
        <chart:plot-area chart:style-name="ch4" table:cell-range-address="Sheet1.A1:Sheet1.D19" chart:data-source-has-labels="both" svg:x="2.012cm" svg:y="1.301cm" svg:width="44.906cm" svg:height="6.543cm">
          <chartooo:coordinate-region svg:x="3.559cm" svg:y="1.501cm" svg:width="42.894cm" svg:height="5.696cm"/>
          <chart:axis chart:dimension="x" chart:name="primary-x" chart:style-name="ch5" chartooo:axis-type="auto">
            <chart:title svg:x="22.37cm" svg:y="8.024cm" chart:style-name="ch6">
              <text:p>Number of elements in array</text:p>
            </chart:title>
            <chart:categories table:cell-range-address="Sheet1.A2:Sheet1.A19"/>
          </chart:axis>
          <chart:axis chart:dimension="y" chart:name="primary-y" chart:style-name="ch5">
            <chart:title svg:x="0.451cm" svg:y="6.296cm" chart:style-name="ch7">
              <text:p>Time (in microseconds)</text:p>
            </chart:title>
            <chart:grid chart:style-name="ch8" chart:class="major"/>
          </chart:axis>
          <chart:series chart:style-name="ch9" chart:values-cell-range-address="Sheet1.B2:Sheet1.B19" chart:label-cell-address="Sheet1.B1:Sheet1.B1" chart:class="chart:scatter">
            <chart:domain table:cell-range-address="Sheet1.A2:Sheet1.A19"/>
            <chart:data-point chart:repeated="18"/>
          </chart:series>
          <chart:series chart:style-name="ch10" chart:values-cell-range-address="Sheet1.C2:Sheet1.C19" chart:label-cell-address="Sheet1.C1:Sheet1.C1" chart:class="chart:scatter">
            <chart:data-point chart:repeated="18"/>
          </chart:series>
          <chart:series chart:style-name="ch11" chart:values-cell-range-address="Sheet1.D2:Sheet1.D19" chart:label-cell-address="Sheet1.D1:Sheet1.D1" chart:class="chart:scatter">
            <chart:data-point chart:repeated="18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lg 1</text:p>
                <draw:g>
                  <svg:desc>Sheet1.B1:Sheet1.B1</svg:desc>
                </draw:g>
              </table:table-cell>
              <table:table-cell office:value-type="string">
                <text:p>Alg 2</text:p>
                <draw:g>
                  <svg:desc>Sheet1.C1:Sheet1.C1</svg:desc>
                </draw:g>
              </table:table-cell>
              <table:table-cell office:value-type="string">
                <text:p>Alg 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A2:Sheet1.A19</svg:desc>
                </draw:g>
              </table:table-cell>
              <table:table-cell office:value-type="float" office:value="4381.2">
                <text:p>4381.2</text:p>
                <draw:g>
                  <svg:desc>Sheet1.B2:Sheet1.B19</svg:desc>
                </draw:g>
              </table:table-cell>
              <table:table-cell office:value-type="float" office:value="578.1">
                <text:p>578.1</text:p>
                <draw:g>
                  <svg:desc>Sheet1.C2:Sheet1.C19</svg:desc>
                </draw:g>
              </table:table-cell>
              <table:table-cell office:value-type="float" office:value="297.7">
                <text:p>297.7</text:p>
                <draw:g>
                  <svg:desc>Sheet1.D2:Sheet1.D19</svg:desc>
                </draw:g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5846">
                <text:p>25846</text:p>
              </table:table-cell>
              <table:table-cell office:value-type="float" office:value="2171.2">
                <text:p>2171.2</text:p>
              </table:table-cell>
              <table:table-cell office:value-type="float" office:value="605.9">
                <text:p>605.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77077.4">
                <text:p>77077.4</text:p>
              </table:table-cell>
              <table:table-cell office:value-type="float" office:value="4809">
                <text:p>4809</text:p>
              </table:table-cell>
              <table:table-cell office:value-type="float" office:value="939">
                <text:p>939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168979.8">
                <text:p>168979.8</text:p>
              </table:table-cell>
              <table:table-cell office:value-type="float" office:value="8679.8">
                <text:p>8679.8</text:p>
              </table:table-cell>
              <table:table-cell office:value-type="float" office:value="1278.6">
                <text:p>1278.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316515.7">
                <text:p>316515.7</text:p>
              </table:table-cell>
              <table:table-cell office:value-type="float" office:value="13621.6">
                <text:p>13621.6</text:p>
              </table:table-cell>
              <table:table-cell office:value-type="float" office:value="1621.9">
                <text:p>1621.9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529024.7">
                <text:p>529024.7</text:p>
              </table:table-cell>
              <table:table-cell office:value-type="float" office:value="19502.3">
                <text:p>19502.3</text:p>
              </table:table-cell>
              <table:table-cell office:value-type="float" office:value="1971.1">
                <text:p>1971.1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818525.6">
                <text:p>818525.6</text:p>
              </table:table-cell>
              <table:table-cell office:value-type="float" office:value="26344">
                <text:p>26344</text:p>
              </table:table-cell>
              <table:table-cell office:value-type="float" office:value="2313.6">
                <text:p>2313.6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207576.4">
                <text:p>207576.4</text:p>
              </table:table-cell>
              <table:table-cell office:value-type="float" office:value="34577.8">
                <text:p>34577.8</text:p>
              </table:table-cell>
              <table:table-cell office:value-type="float" office:value="2669.5">
                <text:p>2669.5</text:p>
              </table:table-cell>
            </table:table-row>
            <table:table-row>
              <table:table-cell office:value-type="float" office:value="900">
                <text:p>900</text:p>
              </table:table-cell>
              <table:table-cell office:value-type="float" office:value="689885.4">
                <text:p>689885.4</text:p>
              </table:table-cell>
              <table:table-cell office:value-type="float" office:value="43979">
                <text:p>43979</text:p>
              </table:table-cell>
              <table:table-cell office:value-type="float" office:value="3026">
                <text:p>302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306014.9">
                <text:p>306014.9</text:p>
              </table:table-cell>
              <table:table-cell office:value-type="float" office:value="54099.3">
                <text:p>54099.3</text:p>
              </table:table-cell>
              <table:table-cell office:value-type="float" office:value="3362.8">
                <text:p>3362.8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98324.2">
                <text:p>298324.2</text:p>
              </table:table-cell>
              <table:table-cell office:value-type="float" office:value="216514.9">
                <text:p>216514.9</text:p>
              </table:table-cell>
              <table:table-cell office:value-type="float" office:value="7006.1">
                <text:p>7006.1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507884.4">
                <text:p>507884.4</text:p>
              </table:table-cell>
              <table:table-cell office:value-type="float" office:value="487800.7">
                <text:p>487800.7</text:p>
              </table:table-cell>
              <table:table-cell office:value-type="float" office:value="10711.1">
                <text:p>10711.1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594949.8">
                <text:p>594949.8</text:p>
              </table:table-cell>
              <table:table-cell office:value-type="float" office:value="863355.1">
                <text:p>863355.1</text:p>
              </table:table-cell>
              <table:table-cell office:value-type="float" office:value="14470.3">
                <text:p>14470.3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642895.7">
                <text:p>642895.7</text:p>
              </table:table-cell>
              <table:table-cell office:value-type="float" office:value="368598.4">
                <text:p>368598.4</text:p>
              </table:table-cell>
              <table:table-cell office:value-type="float" office:value="18148.4">
                <text:p>18148.4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626445.7">
                <text:p>626445.7</text:p>
              </table:table-cell>
              <table:table-cell office:value-type="float" office:value="581644.8">
                <text:p>581644.8</text:p>
              </table:table-cell>
              <table:table-cell office:value-type="float" office:value="22018.3">
                <text:p>22018.3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463164.1">
                <text:p>463164.1</text:p>
              </table:table-cell>
              <table:table-cell office:value-type="float" office:value="553150.9">
                <text:p>553150.9</text:p>
              </table:table-cell>
              <table:table-cell office:value-type="float" office:value="25806">
                <text:p>25806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493640.9">
                <text:p>493640.9</text:p>
              </table:table-cell>
              <table:table-cell office:value-type="float" office:value="473517.9">
                <text:p>473517.9</text:p>
              </table:table-cell>
              <table:table-cell office:value-type="float" office:value="29731.5">
                <text:p>29731.5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510378">
                <text:p>510378</text:p>
              </table:table-cell>
              <table:table-cell office:value-type="float" office:value="523590.8">
                <text:p>523590.8</text:p>
              </table:table-cell>
              <table:table-cell office:value-type="float" office:value="33861.6">
                <text:p>33861.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